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style:line-height-at-least="0.9cm" fo:orphans="2" fo:widows="2" fo:text-indent="0cm" style:auto-text-indent="false"/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4" style:family="paragraph" style:parent-style-name="Heading_20_4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P5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1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2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3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5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6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7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8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9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0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1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2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3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Menlo" fo:font-size="9pt" fo:letter-spacing="normal" fo:font-style="normal" fo:font-weight="normal"/>
    </style:style>
    <style:style style:name="T5" style:family="text">
      <style:text-properties fo:font-size="15pt" fo:font-weight="bold"/>
    </style:style>
    <style:style style:name="T6" style:family="text">
      <style:text-properties fo:language="en" fo:country="US" officeooo:rsid="00008092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Техническое задание на разработку веб-приложения "Магазин-склад обуви"</text:h>
      <text:h text:style-name="P2" text:outline-level="2">1. Введение</text:h>
      <text:h text:style-name="P3" text:outline-level="3">1.1. Назначение документа</text:h>
      <text:p text:style-name="P7">Настоящий документ определяет технические требования к разработке веб-приложения для интернет-магазина обуви с функциями управления складом и различными уровнями доступа пользователей.</text:p>
      <text:h text:style-name="P3" text:outline-level="3">1.2. Цель проекта</text:h>
      <text:p text:style-name="P7">Создание полнофункциональной платформы для онлайн-продажи обуви с системой управления товарами, пользователями и заказами.</text:p>
      <text:h text:style-name="P3" text:outline-level="3">1.3. Целевая аудитория</text:h>
      <text:list text:style-name="L1">
        <text:list-item>
          <text:p text:style-name="P9">Покупатели обуви</text:p>
        </text:list-item>
        <text:list-item>
          <text:p text:style-name="P9">Администраторы системы</text:p>
        </text:list-item>
        <text:list-item>
          <text:p text:style-name="P9">Менеджеры магазина</text:p>
        </text:list-item>
      </text:list>
      <text:h text:style-name="P2" text:outline-level="2">2. Общее описание системы</text:h>
      <text:h text:style-name="P3" text:outline-level="3">2.1. Функциональные возможности</text:h>
      <text:list text:style-name="L2">
        <text:list-item>
          <text:p text:style-name="P10">Каталог обуви с фильтрацией и поиском</text:p>
        </text:list-item>
        <text:list-item>
          <text:p text:style-name="P10">Корзина покупок</text:p>
        </text:list-item>
        <text:list-item>
          <text:p text:style-name="P10">Система заказов</text:p>
        </text:list-item>
        <text:list-item>
          <text:p text:style-name="P10">Управление пользователями и ролями</text:p>
        </text:list-item>
        <text:list-item>
          <text:p text:style-name="P10">Управление товарами и складскими остатками</text:p>
        </text:list-item>
        <text:list-item>
          <text:p text:style-name="P10">Личный кабинет пользователя</text:p>
        </text:list-item>
      </text:list>
      <text:h text:style-name="P3" text:outline-level="3"><text:soft-page-break/>2.2. Технологический стек</text:h>
      <text:list text:style-name="L3">
        <text:list-item>
          <text:p text:style-name="P34"><text:span text:style-name="Strong_20_Emphasis"><text:span text:style-name="T1">Frontend:</text:span></text:span><text:span text:style-name="T2"> HTML5, CSS3, JavaScript (Vanilla JS)</text:span></text:p>
        </text:list-item>
        <text:list-item>
          <text:p text:style-name="P34"><text:span text:style-name="Strong_20_Emphasis"><text:span text:style-name="T1">Backend:</text:span></text:span><text:span text:style-name="T2"> PHP 7.4+</text:span></text:p>
        </text:list-item>
        <text:list-item>
          <text:p text:style-name="P34"><text:span text:style-name="Strong_20_Emphasis"><text:span text:style-name="T1">База данных:</text:span></text:span><text:span text:style-name="T2"> MySQL 5.7+</text:span></text:p>
        </text:list-item>
        <text:list-item>
          <text:p text:style-name="P34"><text:span text:style-name="Strong_20_Emphasis"><text:span text:style-name="T1">Дополнительно:</text:span></text:span><text:span text:style-name="T2"> AJAX для динамических элементов</text:span></text:p>
        </text:list-item>
      </text:list>
      <text:h text:style-name="P2" text:outline-level="2">3. Требования к пользовательским ролям</text:h>
      <text:h text:style-name="P3" text:outline-level="3">3.1. Неавторизованный пользователь</text:h>
      <text:list text:style-name="L4">
        <text:list-item>
          <text:p text:style-name="P11">Просмотр каталога товаров</text:p>
        </text:list-item>
        <text:list-item>
          <text:p text:style-name="P11">Использование поиска и фильтров</text:p>
        </text:list-item>
        <text:list-item>
          <text:p text:style-name="P11">Добавление товаров в корзину</text:p>
        </text:list-item>
        <text:list-item>
          <text:p text:style-name="P11">Просмотр детальной информации о товаре</text:p>
        </text:list-item>
        <text:list-item>
          <text:p text:style-name="P11">Регистрация и авторизация</text:p>
        </text:list-item>
      </text:list>
      <text:h text:style-name="P3" text:outline-level="3">3.2. Авторизованный пользователь</text:h>
      <text:list text:style-name="L5">
        <text:list-item>
          <text:p text:style-name="P12">Все возможности неавторизованного пользователя</text:p>
        </text:list-item>
        <text:list-item>
          <text:p text:style-name="P12">Оформление заказов</text:p>
        </text:list-item>
        <text:list-item>
          <text:p text:style-name="P12">Просмотр истории заказов</text:p>
        </text:list-item>
        <text:list-item>
          <text:p text:style-name="P12">Редактирование личного профиля</text:p>
        </text:list-item>
        <text:list-item>
          <text:p text:style-name="P12">Управление корзиной (добавление/удаление/изменение количества)</text:p>
        </text:list-item>
        <text:list-item>
          <text:p text:style-name="P12">Сохранение корзины между сессиями</text:p>
        </text:list-item>
      </text:list>
      <text:h text:style-name="P3" text:outline-level="3">3.3. Менеджер</text:h>
      <text:list text:style-name="L6">
        <text:list-item>
          <text:p text:style-name="P13">Все возможности авторизованного пользователя</text:p>
        </text:list-item>
        <text:list-item>
          <text:p text:style-name="P13">Доступ к панели управления товарами</text:p>
        </text:list-item>
        <text:list-item>
          <text:p text:style-name="P13">Добавление новых товаров</text:p>
        </text:list-item>
        <text:list-item>
          <text:p text:style-name="P13">Редактирование существующих товаров</text:p>
        </text:list-item>
        <text:list-item>
          <text:p text:style-name="P13">Обновление информации о наличии на складе</text:p>
        </text:list-item>
        <text:list-item>
          <text:p text:style-name="P13">Просмотр заказов</text:p>
        </text:list-item>
      </text:list>
      <text:h text:style-name="P3" text:outline-level="3"><text:soft-page-break/>3.4. Администратор</text:h>
      <text:list text:style-name="L7">
        <text:list-item>
          <text:p text:style-name="P14">Все возможности менеджера</text:p>
        </text:list-item>
        <text:list-item>
          <text:p text:style-name="P14">Управление пользователями (создание, редактирование, блокировка)</text:p>
        </text:list-item>
        <text:list-item>
          <text:p text:style-name="P14">Назначение ролей пользователям</text:p>
        </text:list-item>
        <text:list-item>
          <text:p text:style-name="P14">Полный доступ к системе</text:p>
        </text:list-item>
        <text:list-item>
          <text:p text:style-name="P14">Просмотр статистики</text:p>
        </text:list-item>
      </text:list>
      <text:h text:style-name="P2" text:outline-level="2">4. Детальные требования</text:h>
      <text:h text:style-name="P3" text:outline-level="3">4.1. Система авторизации и регистрации</text:h>
      <text:h text:style-name="P4" text:outline-level="4">4.1.1. Регистрация пользователя</text:h>
      <text:list text:style-name="L8">
        <text:list-item>
          <text:p text:style-name="P15">Поля: имя, email, телефон, пароль</text:p>
        </text:list-item>
        <text:list-item>
          <text:p text:style-name="P15">Валидация email на уникальность</text:p>
        </text:list-item>
        <text:list-item>
          <text:p text:style-name="P15">Подтверждение пароля</text:p>
        </text:list-item>
        <text:list-item>
          <text:p text:style-name="P15">Хэширование паролей (bcrypt)</text:p>
        </text:list-item>
        <text:list-item>
          <text:p text:style-name="P15">Автоматическая роль "пользователь"</text:p>
        </text:list-item>
      </text:list>
      <text:h text:style-name="P4" text:outline-level="4">4.1.2. Авторизация</text:h>
      <text:list text:style-name="L9">
        <text:list-item>
          <text:p text:style-name="P16">Вход по email и паролю</text:p>
        </text:list-item>
        <text:list-item>
          <text:p text:style-name="P16">Запоминание сессии</text:p>
        </text:list-item>
        <text:list-item>
          <text:p text:style-name="P16">Восстановление пароля</text:p>
        </text:list-item>
        <text:list-item>
          <text:p text:style-name="P16">Слияние корзин при авторизации</text:p>
        </text:list-item>
      </text:list>
      <text:h text:style-name="P3" text:outline-level="3">4.2. Каталог товаров</text:h>
      <text:h text:style-name="P5" text:outline-level="4">4.2.1. Структура товара</text:h>
      <text:p text:style-name="Standard">- ID товара</text:p>
      <text:p text:style-name="Standard">- Название</text:p>
      <text:p text:style-name="Standard">- Описание</text:p>
      <text:p text:style-name="Standard">- Категория (мужская/женская/детская обувь и т.д.)</text:p>
      <text:p text:style-name="Standard">- Бренд</text:p>
      <text:p text:style-name="Standard">- Цена</text:p>
      <text:p text:style-name="Standard">- Размеры (с количеством на складе)</text:p>
      <text:p text:style-name="Standard">- Цвета</text:p>
      <text:p text:style-name="Standard">- Материалы</text:p>
      <text:p text:style-name="Standard"><text:soft-page-break/>- Изображения (минимум 3)</text:p>
      <text:p text:style-name="Standard">- Дата добавления</text:p>
      <text:p text:style-name="Standard">- Статус (активен/скрыт)<text:line-break/><text:line-break/><text:span text:style-name="T1">4.2.2. Функционал каталога</text:span></text:p>
      <text:list text:style-name="L10">
        <text:list-item>
          <text:p text:style-name="P17">Пагинация (по 12 товаров на странице)</text:p>
        </text:list-item>
        <text:list-item>
          <text:p text:style-name="P18">Фильтры:</text:p>
          <text:list>
            <text:list-item>
              <text:p text:style-name="P17">По цене (диапазон)</text:p>
            </text:list-item>
            <text:list-item>
              <text:p text:style-name="P17">По размеру</text:p>
            </text:list-item>
            <text:list-item>
              <text:p text:style-name="P17">По категории</text:p>
            </text:list-item>
            <text:list-item>
              <text:p text:style-name="P17">По бренду</text:p>
            </text:list-item>
            <text:list-item>
              <text:p text:style-name="P17">По цвету</text:p>
            </text:list-item>
          </text:list>
        </text:list-item>
        <text:list-item>
          <text:p text:style-name="P18">Сортировка:</text:p>
          <text:list>
            <text:list-item>
              <text:p text:style-name="P17">По цене (возрастание/убывание)</text:p>
            </text:list-item>
            <text:list-item>
              <text:p text:style-name="P17">По новизне</text:p>
            </text:list-item>
            <text:list-item>
              <text:p text:style-name="P17">По популярности</text:p>
            </text:list-item>
          </text:list>
        </text:list-item>
        <text:list-item>
          <text:p text:style-name="P17">Поиск по названию и описанию</text:p>
        </text:list-item>
      </text:list>
      <text:h text:style-name="P3" text:outline-level="3">4.3. Корзина покупок</text:h>
      <text:h text:style-name="P4" text:outline-level="4">4.3.1. Для неавторизованных пользователей</text:h>
      <text:list text:style-name="L11">
        <text:list-item>
          <text:p text:style-name="P19">Хранение в localStorage/sessionStorage</text:p>
        </text:list-item>
        <text:list-item>
          <text:p text:style-name="P35"><text:span text:style-name="T2">Структура:<text:line-break/></text:span><text:span text:style-name="T4">json</text:span> </text:p>
        </text:list-item>
      </text:list>
      <text:p text:style-name="Standard">{</text:p>
      <text:p text:style-name="Standard"><text:s text:c="2"/>"cart_id": "уникальный_идентификатор",</text:p>
      <text:p text:style-name="Standard"><text:s text:c="2"/>"items": [</text:p>
      <text:p text:style-name="Standard"><text:s text:c="4"/>{</text:p>
      <text:p text:style-name="Standard"><text:s text:c="6"/>"product_id": 123,</text:p>
      <text:p text:style-name="Standard"><text:s text:c="6"/>"size": 42,</text:p>
      <text:p text:style-name="Standard"><text:s text:c="6"/>"quantity": 1</text:p>
      <text:p text:style-name="Standard"><text:s text:c="4"/>}</text:p>
      <text:p text:style-name="Standard"><text:s text:c="2"/>]</text:p>
      <text:p text:style-name="Standard">}<text:line-break/><text:line-break/><text:span text:style-name="T1">4.3.2. Для авторизованных пользователей</text:span></text:p>
      <text:list text:style-name="L12">
        <text:list-item>
          <text:p text:style-name="P20">Хранение в базе данных</text:p>
        </text:list-item>
        <text:list-item>
          <text:p text:style-name="P20">Слияние с локальной корзиной при авторизации</text:p>
        </text:list-item>
        <text:list-item>
          <text:p text:style-name="P20">Сохранение между сессиями</text:p>
        </text:list-item>
      </text:list>
      <text:h text:style-name="P4" text:outline-level="4"><text:soft-page-break/>4.3.3. Операции с корзиной</text:h>
      <text:list text:style-name="L13">
        <text:list-item>
          <text:p text:style-name="P21">Добавление товара с выбором размера</text:p>
        </text:list-item>
        <text:list-item>
          <text:p text:style-name="P21">Изменение количества</text:p>
        </text:list-item>
        <text:list-item>
          <text:p text:style-name="P21">Удаление товара</text:p>
        </text:list-item>
        <text:list-item>
          <text:p text:style-name="P21">Расчет общей суммы</text:p>
        </text:list-item>
        <text:list-item>
          <text:p text:style-name="P21">Очистка корзины</text:p>
        </text:list-item>
      </text:list>
      <text:h text:style-name="P3" text:outline-level="3">4.4. Система заказов</text:h>
      <text:h text:style-name="P4" text:outline-level="4">4.4.1. Оформление заказа (только для авторизованных)</text:h>
      <text:list text:style-name="L14">
        <text:list-item>
          <text:p text:style-name="P22">Выбор способа доставки</text:p>
        </text:list-item>
        <text:list-item>
          <text:p text:style-name="P22">Выбор способа оплаты</text:p>
        </text:list-item>
        <text:list-item>
          <text:p text:style-name="P22">Ввод адреса доставки</text:p>
        </text:list-item>
        <text:list-item>
          <text:p text:style-name="P22">Подтверждение заказа</text:p>
        </text:list-item>
        <text:list-item>
          <text:p text:style-name="P22">Списание товаров со склада</text:p>
        </text:list-item>
      </text:list>
      <text:h text:style-name="P4" text:outline-level="4">4.4.2. Статусы заказа</text:h>
      <text:list text:style-name="L15">
        <text:list-item>
          <text:p text:style-name="P23">Оформлен</text:p>
        </text:list-item>
        <text:list-item>
          <text:p text:style-name="P23">Оплачен</text:p>
        </text:list-item>
        <text:list-item>
          <text:p text:style-name="P23">В обработке</text:p>
        </text:list-item>
        <text:list-item>
          <text:p text:style-name="P23">Отправлен</text:p>
        </text:list-item>
        <text:list-item>
          <text:p text:style-name="P23">Доставлен</text:p>
        </text:list-item>
        <text:list-item>
          <text:p text:style-name="P23">Отменен</text:p>
        </text:list-item>
      </text:list>
      <text:h text:style-name="P3" text:outline-level="3">4.5. Административная панель</text:h>
      <text:h text:style-name="P4" text:outline-level="4">4.5.1. Управление товарами (Администратор/Менеджер)</text:h>
      <text:list text:style-name="L16">
        <text:list-item>
          <text:p text:style-name="P24">Добавление нового товара (форма с валидацией)</text:p>
        </text:list-item>
        <text:list-item>
          <text:p text:style-name="P24">Редактирование существующих товаров</text:p>
        </text:list-item>
        <text:list-item>
          <text:p text:style-name="P24">Загрузка изображений</text:p>
        </text:list-item>
        <text:list-item>
          <text:p text:style-name="P24">Управление остатками по размерам</text:p>
        </text:list-item>
        <text:list-item>
          <text:p text:style-name="P24">Изменение статуса товара</text:p>
        </text:list-item>
      </text:list>
      <text:h text:style-name="P4" text:outline-level="4">4.5.2. Управление пользователями (только Администратор)</text:h>
      <text:list text:style-name="L17">
        <text:list-item>
          <text:p text:style-name="P25">Список всех пользователей</text:p>
        </text:list-item>
        <text:list-item>
          <text:p text:style-name="P25">Фильтрация по ролям</text:p>
        </text:list-item>
        <text:list-item>
          <text:p text:style-name="P25"><text:soft-page-break/>Редактирование профилей</text:p>
        </text:list-item>
        <text:list-item>
          <text:p text:style-name="P25">Назначение/изменение ролей</text:p>
        </text:list-item>
        <text:list-item>
          <text:p text:style-name="P25">Блокировка/разблокировка</text:p>
        </text:list-item>
      </text:list>
      <text:h text:style-name="P2" text:outline-level="2">5. Нефункциональные требования</text:h>
      <text:h text:style-name="P3" text:outline-level="3">5.1. Производительность</text:h>
      <text:list text:style-name="L18">
        <text:list-item>
          <text:p text:style-name="P26">Время загрузки страницы: не более 3 секунд</text:p>
        </text:list-item>
        <text:list-item>
          <text:p text:style-name="P26">Оптимизация изображений</text:p>
        </text:list-item>
        <text:list-item>
          <text:p text:style-name="P26">Кэширование статических ресурсов</text:p>
        </text:list-item>
      </text:list>
      <text:h text:style-name="P3" text:outline-level="3">5.2. Безопасность</text:h>
      <text:list text:style-name="L19">
        <text:list-item>
          <text:p text:style-name="P27">Защита от SQL-инъекций</text:p>
        </text:list-item>
        <text:list-item>
          <text:p text:style-name="P27">Валидация всех входящих данных</text:p>
        </text:list-item>
        <text:list-item>
          <text:p text:style-name="P27">Защита от XSS-атак</text:p>
        </text:list-item>
        <text:list-item>
          <text:p text:style-name="P27">HTTPS для передачи данных</text:p>
        </text:list-item>
        <text:list-item>
          <text:p text:style-name="P27">Ограничение попыток авторизации</text:p>
        </text:list-item>
      </text:list>
      <text:h text:style-name="P3" text:outline-level="3">5.3. Совместимость</text:h>
      <text:list text:style-name="L20">
        <text:list-item>
          <text:p text:style-name="P28">Поддержка современных браузеров (Chrome, Firefox, Safari, Edge)</text:p>
        </text:list-item>
        <text:list-item>
          <text:p text:style-name="P28">Адаптивный дизайн (мобильные устройства, планшеты, десктоп)</text:p>
        </text:list-item>
        <text:list-item>
          <text:p text:style-name="P28">Минимальное разрешение: 320px</text:p>
        </text:list-item>
      </text:list>
      <text:h text:style-name="P2" text:outline-level="2">6. Структура базы данных</text:h>
      <text:h text:style-name="P3" text:outline-level="3">6.1. Основные таблицы</text:h>
      <text:p text:style-name="Standard">-- Пользователи</text:p>
      <text:p text:style-name="Standard">CREATE TABLE users (</text:p>
      <text:p text:style-name="Standard"><text:s text:c="4"/>id INT PRIMARY KEY AUTO_INCREMENT,</text:p>
      <text:p text:style-name="Standard"><text:s text:c="4"/>email VARCHAR(255) UNIQUE NOT NULL,</text:p>
      <text:p text:style-name="Standard"><text:s text:c="4"/>password VARCHAR(255) NOT NULL,</text:p>
      <text:p text:style-name="Standard"><text:s text:c="4"/>name VARCHAR(100) NOT NULL,</text:p>
      <text:p text:style-name="Standard"><text:s text:c="4"/>phone VARCHAR(20),</text:p>
      <text:p text:style-name="Standard"><text:s text:c="4"/>role ENUM('admin', 'manager', 'user') DEFAULT 'user',</text:p>
      <text:p text:style-name="Standard"><text:soft-page-break/><text:s text:c="4"/>created_at TIMESTAMP DEFAULT CURRENT_TIMESTAMP,</text:p>
      <text:p text:style-name="Standard"><text:s text:c="4"/>updated_at TIMESTAMP DEFAULT CURRENT_TIMESTAMP ON UPDATE CURRENT_TIMESTAMP</text:p>
      <text:p text:style-name="Standard">);</text:p>
      <text:p text:style-name="Standard"/>
      <text:p text:style-name="Standard">-- Товары</text:p>
      <text:p text:style-name="Standard">CREATE TABLE products (</text:p>
      <text:p text:style-name="Standard"><text:s text:c="4"/>id INT PRIMARY KEY AUTO_INCREMENT,</text:p>
      <text:p text:style-name="Standard"><text:s text:c="4"/>name VARCHAR(255) NOT NULL,</text:p>
      <text:p text:style-name="Standard"><text:s text:c="4"/>description TEXT,</text:p>
      <text:p text:style-name="Standard"><text:s text:c="4"/>category VARCHAR(100),</text:p>
      <text:p text:style-name="Standard"><text:s text:c="4"/>brand VARCHAR(100),</text:p>
      <text:p text:style-name="Standard"><text:s text:c="4"/>price DECIMAL(10, 2) NOT NULL,</text:p>
      <text:p text:style-name="Standard"><text:s text:c="4"/>color VARCHAR(50),</text:p>
      <text:p text:style-name="Standard"><text:s text:c="4"/>material VARCHAR(100),</text:p>
      <text:p text:style-name="Standard"><text:s text:c="4"/>status ENUM('active', 'hidden') DEFAULT 'active',</text:p>
      <text:p text:style-name="Standard"><text:s text:c="4"/>created_at TIMESTAMP DEFAULT CURRENT_TIMESTAMP,</text:p>
      <text:p text:style-name="Standard"><text:s text:c="4"/>updated_at TIMESTAMP DEFAULT CURRENT_TIMESTAMP ON UPDATE CURRENT_TIMESTAMP</text:p>
      <text:p text:style-name="Standard">);</text:p>
      <text:p text:style-name="Standard"/>
      <text:p text:style-name="Standard">-- Остатки по размерам</text:p>
      <text:p text:style-name="Standard">CREATE TABLE product_sizes (</text:p>
      <text:p text:style-name="Standard"><text:s text:c="4"/>id INT PRIMARY KEY AUTO_INCREMENT,</text:p>
      <text:p text:style-name="Standard"><text:s text:c="4"/>product_id INT NOT NULL,</text:p>
      <text:p text:style-name="Standard"><text:s text:c="4"/>size DECIMAL(4,1) NOT NULL,</text:p>
      <text:p text:style-name="Standard"><text:s text:c="4"/>quantity INT DEFAULT 0,</text:p>
      <text:p text:style-name="Standard"><text:s text:c="4"/>FOREIGN KEY (product_id) REFERENCES products(id) ON DELETE CASCADE</text:p>
      <text:p text:style-name="Standard">);</text:p>
      <text:p text:style-name="Standard"/>
      <text:p text:style-name="Standard">-- Изображения товаров</text:p>
      <text:p text:style-name="Standard">CREATE TABLE product_images (</text:p>
      <text:p text:style-name="Standard"><text:s text:c="4"/>id INT PRIMARY KEY AUTO_INCREMENT,</text:p>
      <text:p text:style-name="Standard"><text:s text:c="4"/>product_id INT NOT NULL,</text:p>
      <text:p text:style-name="Standard"><text:s text:c="4"/>image_url VARCHAR(500) NOT NULL,</text:p>
      <text:p text:style-name="Standard"><text:s text:c="4"/>is_main BOOLEAN DEFAULT FALSE,</text:p>
      <text:p text:style-name="Standard"><text:s text:c="4"/>FOREIGN KEY (product_id) REFERENCES products(id) ON DELETE CASCADE</text:p>
      <text:p text:style-name="Standard">);</text:p>
      <text:p text:style-name="Standard"/>
      <text:p text:style-name="Standard">-- Корзины пользователей</text:p>
      <text:p text:style-name="Standard">CREATE TABLE carts (</text:p>
      <text:p text:style-name="Standard"><text:s text:c="4"/>id INT PRIMARY KEY AUTO_INCREMENT,</text:p>
      <text:p text:style-name="Standard"><text:s text:c="4"/>user_id INT NOT NULL,</text:p>
      <text:p text:style-name="Standard"><text:s text:c="4"/>session_id VARCHAR(255),</text:p>
      <text:p text:style-name="Standard"><text:s text:c="4"/>created_at TIMESTAMP DEFAULT CURRENT_TIMESTAMP,</text:p>
      <text:p text:style-name="Standard"><text:s text:c="4"/>FOREIGN KEY (user_id) REFERENCES users(id) ON DELETE CASCADE</text:p>
      <text:p text:style-name="Standard">);</text:p>
      <text:p text:style-name="Standard"/>
      <text:p text:style-name="Standard">-- Элементы корзины</text:p>
      <text:p text:style-name="Standard">CREATE TABLE cart_items (</text:p>
      <text:p text:style-name="Standard"><text:s text:c="4"/>id INT PRIMARY KEY AUTO_INCREMENT,</text:p>
      <text:p text:style-name="Standard"><text:s text:c="4"/>cart_id INT NOT NULL,</text:p>
      <text:p text:style-name="Standard"><text:soft-page-break/><text:s text:c="4"/>product_id INT NOT NULL,</text:p>
      <text:p text:style-name="Standard"><text:s text:c="4"/>size_id INT NOT NULL,</text:p>
      <text:p text:style-name="Standard"><text:s text:c="4"/>quantity INT NOT NULL,</text:p>
      <text:p text:style-name="Standard"><text:s text:c="4"/>FOREIGN KEY (cart_id) REFERENCES carts(id) ON DELETE CASCADE,</text:p>
      <text:p text:style-name="Standard"><text:s text:c="4"/>FOREIGN KEY (product_id) REFERENCES products(id),</text:p>
      <text:p text:style-name="Standard"><text:s text:c="4"/>FOREIGN KEY (size_id) REFERENCES product_sizes(id)</text:p>
      <text:p text:style-name="Standard">);</text:p>
      <text:p text:style-name="Standard"/>
      <text:p text:style-name="Standard">-- Заказы</text:p>
      <text:p text:style-name="Standard">CREATE TABLE orders (</text:p>
      <text:p text:style-name="Standard"><text:s text:c="4"/>id INT PRIMARY KEY AUTO_INCREMENT,</text:p>
      <text:p text:style-name="Standard"><text:s text:c="4"/>user_id INT NOT NULL,</text:p>
      <text:p text:style-name="Standard"><text:s text:c="4"/>total_amount DECIMAL(10, 2) NOT NULL,</text:p>
      <text:p text:style-name="Standard"><text:s text:c="4"/>status ENUM('created', 'paid', 'processing', 'shipped', 'delivered', 'cancelled') DEFAULT 'created',</text:p>
      <text:p text:style-name="Standard"><text:s text:c="4"/>shipping_address TEXT,</text:p>
      <text:p text:style-name="Standard"><text:s text:c="4"/>payment_method VARCHAR(50),</text:p>
      <text:p text:style-name="Standard"><text:s text:c="4"/>created_at TIMESTAMP DEFAULT CURRENT_TIMESTAMP,</text:p>
      <text:p text:style-name="Standard"><text:s text:c="4"/>FOREIGN KEY (user_id) REFERENCES users(id)</text:p>
      <text:p text:style-name="Standard">);</text:p>
      <text:p text:style-name="Standard"/>
      <text:p text:style-name="Standard">-- Элементы заказа</text:p>
      <text:p text:style-name="Standard">CREATE TABLE order_items (</text:p>
      <text:p text:style-name="Standard"><text:s text:c="4"/>id INT PRIMARY KEY AUTO_INCREMENT,</text:p>
      <text:p text:style-name="Standard"><text:s text:c="4"/>order_id INT NOT NULL,</text:p>
      <text:p text:style-name="Standard"><text:s text:c="4"/>product_id INT NOT NULL,</text:p>
      <text:p text:style-name="Standard"><text:s text:c="4"/>size_id INT NOT NULL,</text:p>
      <text:p text:style-name="Standard"><text:s text:c="4"/>quantity INT NOT NULL,</text:p>
      <text:p text:style-name="Standard"><text:s text:c="4"/>price DECIMAL(10, 2) NOT NULL,</text:p>
      <text:p text:style-name="Standard"><text:s text:c="4"/>FOREIGN KEY (order_id) REFERENCES orders(id) ON DELETE CASCADE,</text:p>
      <text:p text:style-name="Standard"><text:s text:c="4"/>FOREIGN KEY (product_id) REFERENCES products(id),</text:p>
      <text:p text:style-name="Standard"><text:s text:c="4"/>FOREIGN KEY (size_id) REFERENCES product_sizes(id)</text:p>
      <text:p text:style-name="Standard">);<text:line-break/><text:line-break/><text:span text:style-name="T3">7. Архитектура приложения</text:span></text:p>
      <text:h text:style-name="P3" text:outline-level="3">7.1. Структура проекта</text:h>
      <text:p text:style-name="P6"><text:span text:style-name="T4">text</text:span> <text:line-break/><text:line-break/>/root</text:p>
      <text:p text:style-name="P6">├── /assets</text:p>
      <text:p text:style-name="P6">│ <text:s text:c="2"/>├── /css</text:p>
      <text:p text:style-name="P6">│ <text:s text:c="2"/>├── /js</text:p>
      <text:p text:style-name="P6">│ <text:s text:c="2"/>└── /images</text:p>
      <text:p text:style-name="P6">├── /includes</text:p>
      <text:p text:style-name="P6">│ <text:s text:c="2"/>├── config.php</text:p>
      <text:p text:style-name="P6">│ <text:s text:c="2"/>├── database.php</text:p>
      <text:p text:style-name="P6">│ <text:s text:c="2"/>├── auth.php</text:p>
      <text:p text:style-name="P6">│ <text:s text:c="2"/>├── cart.php</text:p>
      <text:p text:style-name="P6">│ <text:s text:c="2"/>└── functions.php</text:p>
      <text:p text:style-name="P6"><text:soft-page-break/>├── /admin</text:p>
      <text:p text:style-name="P6">│ <text:s text:c="2"/>├── dashboard.php</text:p>
      <text:p text:style-name="P6">│ <text:s text:c="2"/>├── products.php</text:p>
      <text:p text:style-name="P6">│ <text:s text:c="2"/>└── users.php</text:p>
      <text:p text:style-name="P6">├── /api (AJAX endpoints)</text:p>
      <text:p text:style-name="P6">├── index.php</text:p>
      <text:p text:style-name="P6">├── catalog.php</text:p>
      <text:p text:style-name="P6">├── product.php</text:p>
      <text:p text:style-name="P6">├── cart.php</text:p>
      <text:p text:style-name="P6">├── checkout.php</text:p>
      <text:p text:style-name="P6">├── login.php</text:p>
      <text:p text:style-name="P6">├── register.php</text:p>
      <text:p text:style-name="P6">├── profile.php</text:p>
      <text:p text:style-name="P6">└── orders.php<text:line-break/><text:line-break/><text:span text:style-name="T3">8. Требования к интерфейсу</text:span></text:p>
      <text:h text:style-name="P3" text:outline-level="3">8.1. Основные страницы</text:h>
      <text:list text:style-name="L21">
        <text:list-item>
          <text:p text:style-name="P36"><text:span text:style-name="Strong_20_Emphasis"><text:span text:style-name="T1">Главная страница</text:span></text:span><text:span text:style-name="T2"> - каталог товаров, популярные товары</text:span></text:p>
        </text:list-item>
        <text:list-item>
          <text:p text:style-name="P36"><text:span text:style-name="Strong_20_Emphasis"><text:span text:style-name="T1">Страница товара</text:span></text:span><text:span text:style-name="T2"> - детальная информация, выбор размера, добавление в корзину</text:span></text:p>
        </text:list-item>
        <text:list-item>
          <text:p text:style-name="P36"><text:span text:style-name="Strong_20_Emphasis"><text:span text:style-name="T1">Корзина</text:span></text:span><text:span text:style-name="T2"> - список выбранных товаров, изменение количества, оформление заказа</text:span></text:p>
        </text:list-item>
        <text:list-item>
          <text:p text:style-name="P36"><text:span text:style-name="Strong_20_Emphasis"><text:span text:style-name="T1">Оформление заказа</text:span></text:span><text:span text:style-name="T2"> - форма с адресом доставки и способом оплаты</text:span></text:p>
        </text:list-item>
        <text:list-item>
          <text:p text:style-name="P36"><text:span text:style-name="Strong_20_Emphasis"><text:span text:style-name="T1">Личный кабинет</text:span></text:span><text:span text:style-name="T2"> - профиль, история заказов</text:span></text:p>
        </text:list-item>
        <text:list-item>
          <text:p text:style-name="P36"><text:span text:style-name="Strong_20_Emphasis"><text:span text:style-name="T1">Панель администратора</text:span></text:span><text:span text:style-name="T2"> - управление товарами и пользователями</text:span></text:p>
        </text:list-item>
      </text:list>
      <text:h text:style-name="P3" text:outline-level="3">8.2. UI/UX требования</text:h>
      <text:list text:style-name="L22">
        <text:list-item>
          <text:p text:style-name="P29">Четкая навигация</text:p>
        </text:list-item>
        <text:list-item>
          <text:p text:style-name="P29">Интуитивно понятный интерфейс</text:p>
        </text:list-item>
        <text:list-item>
          <text:p text:style-name="P29">Подтверждение важных действий</text:p>
        </text:list-item>
        <text:list-item>
          <text:p text:style-name="P29">Информативные сообщения об ошибках</text:p>
        </text:list-item>
        <text:list-item>
          <text:p text:style-name="P29">Индикаторы загрузки</text:p>
        </text:list-item>
      </text:list>
      <text:h text:style-name="P2" text:outline-level="2">9. Алгоритм слияния корзин</text:h>
      <text:p text:style-name="P6">1. Пользователь добавляет товары в локальную корзину (неавторизован)</text:p>
      <text:p text:style-name="P6">2. Пользователь авторизуется/регистрируется</text:p>
      <text:p text:style-name="P6">3. Система проверяет наличие локальной корзины</text:p>
      <text:p text:style-name="P6">4. Если локальная корзина существует:</text:p>
      <text:p text:style-name="P6"><text:s text:c="3"/>а. Получаем корзину пользователя из БД</text:p>
      <text:p text:style-name="P6"><text:s text:c="3"/>б. Для каждого товара в локальной корзине:</text:p>
      <text:p text:style-name="P6"><text:s text:c="6"/>- Проверяем наличие такого же товара и размера в корзине из БД</text:p>
      <text:p text:style-name="P6"><text:s text:c="6"/>- Если есть - суммируем количества</text:p>
      <text:p text:style-name="P6"><text:soft-page-break/><text:s text:c="6"/>- Если нет - добавляем новый элемент</text:p>
      <text:p text:style-name="P6"><text:s text:c="3"/>в. Очищаем локальную корзину</text:p>
      <text:p text:style-name="P6"><text:s text:c="3"/>г. Сохраняем обновленную корзину в БД</text:p>
      <text:p text:style-name="P6">5. Если локальной корзины нет - используем корзину из БД<text:line-break/><text:line-break/><text:span text:style-name="T3">10. Критерии приемки</text:span></text:p>
      <text:h text:style-name="P3" text:outline-level="3">10.1. Обязательные функции</text:h>
      <text:list text:style-name="L23">
        <text:list-item>
          <text:p text:style-name="P30">Работающая система авторизации/регистрации</text:p>
        </text:list-item>
        <text:list-item>
          <text:p text:style-name="P30">4 уровня доступа с разными правами</text:p>
        </text:list-item>
        <text:list-item>
          <text:p text:style-name="P30">Полнофункциональный каталог с фильтрами</text:p>
        </text:list-item>
        <text:list-item>
          <text:p text:style-name="P30">Система корзины с сохранением для авторизованных пользователей</text:p>
        </text:list-item>
        <text:list-item>
          <text:p text:style-name="P30">Автоматическое слияние корзин при авторизации</text:p>
        </text:list-item>
        <text:list-item>
          <text:p text:style-name="P30">Панель управления для администратора и менеджера</text:p>
        </text:list-item>
        <text:list-item>
          <text:p text:style-name="P30">Оформление заказов</text:p>
        </text:list-item>
        <text:list-item>
          <text:p text:style-name="P30">Адаптивный дизайн</text:p>
        </text:list-item>
      </text:list>
      <text:h text:style-name="P3" text:outline-level="3">10.2. Тестирование</text:h>
      <text:list text:style-name="L24">
        <text:list-item>
          <text:p text:style-name="P31">Проверка всех ролей пользователей</text:p>
        </text:list-item>
        <text:list-item>
          <text:p text:style-name="P31">Тестирование процесса покупки</text:p>
        </text:list-item>
        <text:list-item>
          <text:p text:style-name="P31">Проверка безопасности форм</text:p>
        </text:list-item>
        <text:list-item>
          <text:p text:style-name="P31">Проверка слияния корзин</text:p>
        </text:list-item>
        <text:list-item>
          <text:p text:style-name="P31">Тестирование на разных устройствах</text:p>
        </text:list-item>
      </text:list>
      <text:h text:style-name="P2" text:outline-level="2">11. Дополнительные требования</text:h>
      <text:h text:style-name="P3" text:outline-level="3">11.1. Логирование</text:h>
      <text:list text:style-name="L25">
        <text:list-item>
          <text:p text:style-name="P32">Логирование действий администраторов</text:p>
        </text:list-item>
        <text:list-item>
          <text:p text:style-name="P32">Логирование ошибок</text:p>
        </text:list-item>
        <text:list-item>
          <text:p text:style-name="P32">Логирование покупок<text:line-break/><text:span text:style-name="T5">11.2. Резервное копирование</text:span></text:p>
        </text:list-item>
      </text:list>
      <text:list text:style-name="L26">
        <text:list-item>
          <text:p text:style-name="P33">Регулярное резервное копирование базы данных</text:p>
        </text:list-item>
        <text:list-item>
          <text:p text:style-name="P33">Хранение резервных копий не менее 30 дней<text:line-break/></text:p>
        </text:list-item>
      </text:list>
      <text:p text:style-name="P8"/>
      <text:p text:style-name="P6"><text:soft-page-break/><text:span text:style-name="T6">* </text:span>Требования могут быть уточнены в процессе разработки по согласованию с преподавателем</text:p>
      <text:p text:style-name="P6">(например, процедура регистрации может быть упрощена до эмуляции такой процедуры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2:39:14.214000000</meta:creation-date>
    <dc:date>2025-12-01T12:45:26.717000000</dc:date>
    <meta:editing-duration>PT6M12S</meta:editing-duration>
    <meta:editing-cycles>1</meta:editing-cycles>
    <meta:document-statistic meta:table-count="0" meta:image-count="0" meta:object-count="0" meta:page-count="11" meta:paragraph-count="315" meta:word-count="1312" meta:character-count="9610" meta:non-whitespace-character-count="8411"/>
    <meta:generator>LibreOffice/7.5.2.2$Windows_X86_64 LibreOffice_project/53bb9681a964705cf672590721dbc85eb4d0c3a2</meta:generator>
  </office:meta>
</office:document-meta>
</file>